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Whitney" svg:font-family="Whitney,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font-size="18pt" fo:letter-spacing="normal" fo:font-style="normal" fo:font-weight="normal" style:font-size-asian="18pt" style:font-style-asian="normal" style:font-weight-asian="normal" style:font-size-complex="18pt"/>
    </style:style>
    <style:style style:name="P3"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931e4" officeooo:paragraph-rsid="001931e4" style:font-style-asian="normal" style:font-weight-asian="normal"/>
    </style:style>
    <style:style style:name="P4"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9b61b" officeooo:paragraph-rsid="0019b61b" style:font-style-asian="normal" style:font-weight-asian="normal"/>
    </style:style>
    <style:style style:name="P5" style:family="paragraph" style:parent-style-name="Standard">
      <style:paragraph-properties fo:margin-left="0cm" fo:margin-right="0cm" fo:text-align="start" style:justify-single-word="false" fo:text-indent="0cm" style:auto-text-indent="false"/>
      <style:text-properties fo:font-variant="normal" fo:text-transform="none" fo:color="#dcddde" loext:opacity="100%" style:font-name="Whitney" fo:font-size="12pt" fo:letter-spacing="normal" fo:font-style="normal" fo:font-weight="normal" officeooo:rsid="001931e4" officeooo:paragraph-rsid="001931e4" style:font-style-asian="normal" style:font-weight-asian="normal"/>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officeooo:rsid="001740fd"/>
    </style:style>
    <style:style style:name="T4" style:family="text">
      <style:text-properties officeooo:rsid="001931e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People’s Assembly, convening on the <text:span text:style-name="T4">16th</text:span> of <text:span text:style-name="T4">March</text:span> 202<text:span text:style-name="T3">1</text:span> under the <text:span text:style-name="T4">46th</text:span> PA Meeting.</text:p>
      <text:p text:style-name="P1"/>
      <text:p text:style-name="P1">The Assembly, recognising the current situation,</text:p>
      <text:p text:style-name="P1"/>
      <text:p text:style-name="P3">Constitutes that the Council of the Server has thrown the previous motion deciding about its recognition as its redundant (rather than recognition or sending it back). And that the situation changed and emeralda island moved way over to the east. It has 2 very active members who have been quite active in server politics so they should be recognised.</text:p>
      <text:p text:style-name="P4">Emeralda Island is located at -2379/2148.</text:p>
      <text:p text:style-name="P5"/>
      <text:p text:style-name="P1">And proceeds.</text:p>
      <text:p text:style-name="P1"/>
      <text:p text:style-name="P1">Signed by,</text:p>
      <text:p text:style-name="P1">_<text:span text:style-name="T4">yoran_</text:span></text:p>
      <text:p text:style-name="P1"/>
      <text:p text:style-name="P1"/>
      <text:p text:style-name="P1"/>
      <text:p text:style-name="Standard"><text:span text:style-name="T1">[</text:span><text:span text:style-name="T2">Motion 46-4: To Recognise Emeralda Island</text:span><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Whitney" svg:font-family="Whitney,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dc:date>2021-03-18T09:42:56.527786108</dc:date>
    <meta:editing-duration>PT2M48S</meta:editing-duration>
    <meta:editing-cycles>6</meta:editing-cycles>
    <meta:generator>LibreOffice/7.1.1.2$Linux_X86_64 LibreOffice_project/dd797d330b34196606d0870aaa694e9504402ca1</meta:generator>
    <meta:document-statistic meta:table-count="0" meta:image-count="0" meta:object-count="0" meta:page-count="1" meta:paragraph-count="8" meta:word-count="97" meta:character-count="598" meta:non-whitespace-character-count="509"/>
  </office:meta>
</office:document-meta>
</file>